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2392" calcext:value-type="float">
            <text:p>58.7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4016" calcext:value-type="float">
            <text:p>59.5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710</text:p>
          </table:table-cell>
          <table:table-cell office:value-type="string" calcext:value-type="string">
            <text:p>TWDB:1006710</text:p>
          </table:table-cell>
          <table:table-cell office:value-type="string" calcext:value-type="string">
            <text:p>197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